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margin-left="0.5in" fo:margin-right="0in" fo:text-indent="0in" style:auto-text-indent="false"/>
    </style:style>
    <style:style style:name="P9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pelarråd för lag:</text:p>
      <text:p text:style-name="Standard"/>
      <text:p text:style-name="Standard">Datum: </text:p>
      <text:p text:style-name="Standard"/>
      <text:p text:style-name="Standard">Denna rapport ska skickas till <text:a xlink:type="simple" xlink:href="mailto:sekreterare@isun.se" text:style-name="ListLabel_20_46" text:visited-style-name="ListLabel_20_46"><text:span text:style-name="T1">sekreterare@isun.se</text:span></text:a> innan den 20:e dagen varje månad. Fyll i de punkter som är aktuella för er och laget. </text:p>
      <text:p text:style-name="Standard"/>
      <text:p text:style-name="Standard"/>
      <text:p text:style-name="Standard"><text:span text:style-name="T2">Vad vill spelarna i laget?</text:span></text:p>
      <text:p text:style-name="P1"/>
      <text:list xml:id="list3409563696" text:style-name="WWNum1">
        <text:list-item>
          <text:p text:style-name="P2">Material</text:p>
        </text:list-item>
      </text:list>
      <text:p text:style-name="P7"/>
      <text:p text:style-name="P7"/>
      <text:p text:style-name="P7"/>
      <text:p text:style-name="P8"/>
      <text:list xml:id="list2234982721" text:style-name="WWNum4">
        <text:list-item>
          <text:p text:style-name="P3">Aktiviteter</text:p>
        </text:list-item>
      </text:list>
      <text:p text:style-name="P7"/>
      <text:p text:style-name="P7"/>
      <text:p text:style-name="P7"/>
      <text:p text:style-name="P7"/>
      <text:list xml:id="list178461256" text:style-name="WWNum3">
        <text:list-item>
          <text:p text:style-name="P4">Önskemål</text:p>
        </text:list-item>
      </text:list>
      <text:p text:style-name="P7"/>
      <text:p text:style-name="P7"/>
      <text:p text:style-name="P7"/>
      <text:p text:style-name="P7"/>
      <text:list xml:id="list3460679782" text:style-name="WWNum2">
        <text:list-item>
          <text:p text:style-name="P5">Detta kan förbättras inom laget</text:p>
        </text:list-item>
      </text:list>
      <text:p text:style-name="P7"><text:soft-page-break/></text:p>
      <text:p text:style-name="P7"/>
      <text:p text:style-name="P7"/>
      <text:p text:style-name="P7"/>
      <text:p text:style-name="P7"/>
      <text:list xml:id="list3690445520" text:style-name="WWNum5">
        <text:list-item>
          <text:p text:style-name="P6">Vilka framsteg och förändringar har skett sedan den senaste rapporten? Om stöd från styrelsen eller annat utskott i föreningen önskats av spelarrådet har detta uppfyllts?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list xml:id="list45938135000989" text:continue-numbering="true" text:style-name="WWNum5">
        <text:list-item>
          <text:p text:style-name="P6">Övrig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sv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sv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0" meta:word-count="72" meta:character-count="428" meta:non-whitespace-character-count="370"/>
    <meta:generator>LibreOfficeDev/6.0.5.2$Linux_X86_64 LibreOffice_project/</meta:generator>
  </office:meta>
</office:document-meta>
</file>